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</text:span><text:span text:style-name="T3"> </text:span><text:span text:style-name="T1">é o curso de Orientação a Objetos com Java.</text:span><text:span text:style-name="T3"> </text:span><text:span text:style-name="T1">Neste iii zone a gente vai tentar entender pouco mais a colaboração entre as classes.</text:span><text:span text:style-name="T3"> </text:span><text:span text:style-name="T1">O que a gente vai fazer, o nosso exercício é o seguinte: Vamos criar uma classe</text:span><text:span text:style-name="T3"> </text:span><text:span text:style-name="T1">que registra pontos do usuário, já vendo aí a questão do</text:span><text:span text:style-name="T3"> </text:span><text:span text:style-name="T1">nosso projeto de gamification, já aquecimento aí,</text:span><text:span text:style-name="T3"> </text:span><text:span text:style-name="T1">e a ideia que para esse registro de pontuação exista bónus,</text:span><text:span text:style-name="T3"> </text:span><text:span text:style-name="T1">certo, e para esse bónus a gente precisa, por exemplo,</text:span><text:span text:style-name="T3"> </text:span><text:span text:style-name="T1">vamos ter multiplicadores dependendo do tipo do usuário, está certo?</text:span><text:span text:style-name="T3"> </text:span><text:span text:style-name="T1">Ou de fatores do dia, então vamos ver como é que a gente pode</text:span><text:span text:style-name="T3"> </text:span><text:span text:style-name="T1">criar a classe que vão estar colaborando para fazer essa funcionalidade.</text:span><text:span text:style-name="T3"> </text:span><text:span text:style-name="T1">Então eu vou criar aqui novo projeto,</text:span><text:span text:style-name="T3"> </text:span><text:span text:style-name="T1">o projeto Java.</text:span><text:span text:style-name="T3"> </text:span><text:span text:style-name="T1">Eu vou chamar aqui de Pontuação.</text:span><text:span text:style-name="T3"> </text:span><text:span text:style-name="T2"> </text:span><text:span text:style-name="T1">Então</text:span><text:span text:style-name="T3"> </text:span><text:span text:style-name="T1">vou vir aqui, vou criar uma nova classe.</text:span><text:span text:style-name="T3"> </text:span><text:span text:style-name="T1">A princípio essa classe aqui, ela vai chamar</text:span><text:span text:style-name="T3"> </text:span><text:span text:style-name="T1">Registro de pontos, RegistroPontos.</text:span><text:span text:style-name="T3"> </text:span><text:span text:style-name="T1">Imagina que essa classe ela vai ter,</text:span><text:span text:style-name="T3"> </text:span><text:span text:style-name="T1">por exemplo, métodos para coisas que o usuário faz, certo?</text:span><text:span text:style-name="T3"> </text:span><text:span text:style-name="T1">Então vai ser, por exemplo, aqui,</text:span><text:span text:style-name="T3"> </text:span><text:span text:style-name="T1">vamos criar aqui os métodos Void,</text:span><text:span text:style-name="T3"> </text:span><text:span text:style-name="T1">eu vou colocar aqui fazerUmComentario.</text:span><text:span text:style-name="T3"> </text:span><text:span text:style-name="T1">Vamos a princípio criar aqui.</text:span><text:span text:style-name="T3"> </text:span><text:span text:style-name="T1">Bom, quem é que faz comentário?</text:span><text:span text:style-name="T3"> </text:span><text:span text:style-name="T1">Tem que ser usuário.</text:span><text:span text:style-name="T3"> </text:span><text:span text:style-name="T1">Eu vou criar aqui agora uma classe Usuário que a minha classe que vai ter os pontos.</text:span><text:span text:style-name="T3"> </text:span><text:span text:style-name="T1">Então vou criar aqui o Usuário, certo?</text:span><text:span text:style-name="T3"> </text:span><text:span text:style-name="T1">Vou criar aqui público mesmo, certo?</text:span><text:span text:style-name="T3"> </text:span><text:span text:style-name="T1">Então public, nome, opa,</text:span><text:span text:style-name="T3"> </text:span><text:span text:style-name="T1">String nome e public.</text:span><text:span text:style-name="T3"> </text:span><text:span text:style-name="T1">Vamos colocar aqui inteiro mesmo os pontos, certo?</text:span><text:span text:style-name="T3"> </text:span><text:span text:style-name="T1">Vamos colocar aqui uma informação aqui,</text:span><text:span text:style-name="T3"> </text:span><text:span text:style-name="T1">booleana, que é verdadeiro ou falso,</text:span><text:span text:style-name="T3"> </text:span><text:span text:style-name="T1">se ele é cliente vip, por exemplo, certo?</text:span><text:span text:style-name="T3"> </text:span><text:span text:style-name="T1">Bom, então eu tenho aqui fazerUmComentario,</text:span><text:span text:style-name="T3"> </text:span><text:span text:style-name="T1">vou passar aqui usuário.</text:span><text:span text:style-name="T3"> </text:span><text:span text:style-name="T2"> </text:span><text:span text:style-name="T1">Eu posso ter,</text:span><text:span text:style-name="T3"> </text:span><text:span text:style-name="T1">e vou criar outros métodos aqui que seriam, por exemplo,</text:span><text:span text:style-name="T3"> </text:span><text:span text:style-name="T1">criar tópico, por exemplo, certo?</text:span><text:span text:style-name="T3"> </text:span><text:span text:style-name="T1">Imagina que eu tenho aqui, que estou num fórum aqui.</text:span><text:span text:style-name="T3"> </text:span><text:span text:style-name="T1">Então vamos lá criar,</text:span><text:span text:style-name="T3"> </text:span><text:span text:style-name="T1">criarUmTopico, certo,</text:span><text:span text:style-name="T3"> </text:span><text:span text:style-name="T1">e por fim é que vamos</text:span><text:span text:style-name="T3"> </text:span><text:span text:style-name="T1">colocar aqui gostar,</text:span><text:span text:style-name="T3"> </text:span><text:span text:style-name="T1">vou colocar do jeito que todo o mundo fala que é dar like, certo?</text:span><text:span text:style-name="T3"> </text:span><text:span text:style-name="T1">Então ele está fazendo comentário criando tópico ou dando like.</text:span><text:span text:style-name="T3"> </text:span><text:span text:style-name="T1">Então imagina o seguinte: Se ele faz comentário,</text:span><text:span text:style-name="T3"> </text:span><text:span text:style-name="T1">se ele dá like, vamos começar aqui pelo menor.</text:span><text:span text:style-name="T3"> </text:span><text:span text:style-name="T1">Eu vou fazer aqui u.,</text:span><text:span text:style-name="T3"> </text:span><text:span text:style-name="T1">cadê aqui os pontos dele,</text:span><text:span text:style-name="T3"> </text:span><text:span text:style-name="T1">eu vou somar 1, certo?</text:span><text:span text:style-name="T3"> </text:span><text:span text:style-name="T1">Aqui no criar tópico, que seria aqui o mais complicado, ele ganha 5 pontos.</text:span><text:span text:style-name="T3"> </text:span><text:span text:style-name="T1">E fazer comentário ele vai ganhar 3 pontos, certo?</text:span><text:span text:style-name="T3"> </text:span><text:span text:style-name="T1">Só o que é que acontece?</text:span><text:span text:style-name="T3"> </text:span><text:span text:style-name="T1">Usuário vip ele tem 5 pontos,</text:span><text:span text:style-name="T3"> </text:span><text:span text:style-name="T1">ele multiplica por 5 a pontuação que ele faz.</text:span><text:span text:style-name="T3"> </text:span><text:span text:style-name="T1">Isso aí são aqueles usuários que pagam para para por exemplo,</text:span><text:span text:style-name="T3"> </text:span><text:span text:style-name="T1">para o site ou que contribuem de alguma forma.</text:span><text:span text:style-name="T3"> </text:span><text:span text:style-name="T1">Ou, por exemplo, se eu tenho às vezes é dia</text:span><text:span text:style-name="T3"> </text:span><text:span text:style-name="T1">que estou querendo promover alguma coisa, eu tenho multiplicador para aquele dia.</text:span><text:span text:style-name="T3"> </text:span><text:span text:style-name="T1">Então esse tipo de coisa eu vou querer multiplicar.</text:span><text:span text:style-name="T3"> </text:span><text:span text:style-name="T1">Agora imagina o seguinte: Se eu tenho aqui para cada, por exemplo,</text:span><text:span text:style-name="T3"> </text:span><text:span text:style-name="T1">para cada método aqui fazer por exemplo, ou If,</text:span><text:span text:style-name="T3"> </text:span><text:span text:style-name="T1">por exemplo, u.vip,</text:span><text:span text:style-name="T3"> </text:span><text:span text:style-name="T1">então sei lá, multiplicador, uma coisa assim.</text:span><text:span text:style-name="T3"> </text:span><text:span text:style-name="T1">Por exemplo, int multiplicador,</text:span><text:span text:style-name="T3"> </text:span><text:span text:style-name="T1">por exemplo, aqui igual a 0 e aí</text:span><text:span text:style-name="T3"> </text:span><text:span text:style-name="T1">igual a 1, vamos zerar ali na hora de multiplicar.</text:span><text:span text:style-name="T3"> </text:span><text:span text:style-name="T1">Se ele for vip o multiplicador ele vira 5 e aí é</text:span><text:span text:style-name="T3"> </text:span><text:span text:style-name="T1">que eu multiplico pelo multiplicador.</text:span><text:span text:style-name="T3"> </text:span><text:span text:style-name="T1">Então isso daqui a gente</text:span><text:span text:style-name="T3"> </text:span><text:span text:style-name="T1">percebe que é uma coisa que pode, como é que fala isso aqui?</text:span><text:span text:style-name="T3"> </text:span><text:span text:style-name="T1">Eu vou ter que replicar todos esses métodos.</text:span><text:span text:style-name="T3"> </text:span><text:span text:style-name="T1">Então não é essa a ideia.</text:span><text:span text:style-name="T3"> </text:span><text:span text:style-name="T1">Então o que é que a gente vai fazer?</text:span><text:span text:style-name="T3"> </text:span><text:span text:style-name="T1">A gente vai criar uma outra classe</text:span><text:span text:style-name="T3"> </text:span><text:span text:style-name="T1">aqui que a gente vai chamar aqui de Bonus,</text:span><text:span text:style-name="T3"> </text:span><text:span text:style-name="T1">CalculadoraBonus.</text:span><text:span text:style-name="T3"> </text:span><text:span text:style-name="T1">Vai ser uma classe que vai ser</text:span><text:span text:style-name="T3"> </text:span><text:span text:style-name="T1">responsável por calcular esse bónus que o usuário vai ter.</text:span><text:span text:style-name="T3"> </text:span><text:span text:style-name="T1">Então por exemplo, eu posso ter aqui,</text:span><text:span text:style-name="T3"> </text:span><text:span text:style-name="T1">vamos colocar aqui bonusDoDia,</text:span><text:span text:style-name="T3"> </text:span><text:span text:style-name="T1">certo?</text:span><text:span text:style-name="T3"> </text:span><text:span text:style-name="T1">Colocar public aqui também para ficar aqui igual</text:span><text:span text:style-name="T3"> </text:span><text:span text:style-name="T1">ao outro ali, e tem a questão de o cara ser vip.</text:span><text:span text:style-name="T3"> </text:span><text:span text:style-name="T1">Que eu vou fazer aqui, Public,</text:span><text:span text:style-name="T3"> </text:span><text:span text:style-name="T1">vamos colocar</text:span><text:span text:style-name="T3"> </text:span><text:span text:style-name="T1">aqui bónus do usuário,</text:span><text:span text:style-name="T3"> </text:span><text:span text:style-name="T1">certo?</text:span><text:span text:style-name="T3"> </text:span><text:span text:style-name="T1">OK.</text:span><text:span text:style-name="T3"> </text:span><text:span text:style-name="T1">Então o que é que eu vou fazer?</text:span><text:span text:style-name="T3"> </text:span><text:span text:style-name="T1">Eu vou pegar aqui essa questão aqui para calcular o multiplicador, certo?</text:span><text:span text:style-name="T3"> </text:span><text:span text:style-name="T1">Vou jogar isso para cá e vou retornar aqui o bónus.</text:span><text:span text:style-name="T3"> </text:span><text:span text:style-name="T1">Ou melhor, vou retornar o multiplicador.</text:span><text:span text:style-name="T3"> </text:span><text:span text:style-name="T1">Eu posso começar aqui, por exemplo,</text:span><text:span text:style-name="T3"> </text:span><text:span text:style-name="T1">já com o bónus do dia, que eu posso modificar ali,</text:span><text:span text:style-name="T3"> </text:span><text:span text:style-name="T1">está certo?</text:span><text:span text:style-name="T3"> </text:span><text:span text:style-name="T1">Então o que é que eu vou fazer?</text:span><text:span text:style-name="T3"> </text:span><text:span text:style-name="T1">Eu vou vir aqui, vou criar uma calculadora bónus, ou melhor,</text:span><text:span text:style-name="T3"> </text:span><text:span text:style-name="T1">quando eu criar registro de pontos</text:span><text:span text:style-name="T3"> </text:span><text:span text:style-name="T1">eu já vou passar para ele no construtor</text:span><text:span text:style-name="T3"> </text:span><text:span text:style-name="T1">uma calculadora bónus,</text:span><text:span text:style-name="T3"> </text:span><text:span text:style-name="T1">certo?</text:span><text:span text:style-name="T3"> </text:span><text:span text:style-name="T1">Então vamos lá, Calculadora Bónus.</text:span><text:span text:style-name="T3"> </text:span><text:span text:style-name="T1">E aí aqui vou criar aqui uma, uma, vou até</text:span><text:span text:style-name="T3"> </text:span><text:span text:style-name="T1">criar como privado aqui, depois a gente vai ver direitinho como isso funciona,</text:span><text:span text:style-name="T3"> </text:span><text:span text:style-name="T1">vou chamar aqui CalculadoraBonus cb,</text:span><text:span text:style-name="T3"> </text:span><text:span text:style-name="T1">então a gente faz aqui,</text:span><text:span text:style-name="T3"> </text:span><text:span text:style-name="T1">ou melhor, vou chamar ali de bónus só,</text:span><text:span text:style-name="T3"> </text:span><text:span text:style-name="T1">então bonus.cb é igual a cb e</text:span><text:span text:style-name="T3"> </text:span><text:span text:style-name="T1">aí toda a vez que eu for fazer o comentário,</text:span><text:span text:style-name="T3"> </text:span><text:span text:style-name="T1">que eu vou somar os pontos, eu sempre vou multiplicar aqui pelo pelo</text:span><text:span text:style-name="T3"> </text:span><text:span text:style-name="T1">bónus ali, o bónus.,</text:span><text:span text:style-name="T3"> </text:span><text:span text:style-name="T1">o bónus daquele usuário, certo?</text:span><text:span text:style-name="T3"> </text:span><text:span text:style-name="T1">Para que é que serve isso daqui?</text:span><text:span text:style-name="T3"> </text:span><text:span text:style-name="T1">Por exemplo, se eu quiser modificar a </text:span><text:soft-page-break/><text:span text:style-name="T1">minha lógica de bónus,</text:span><text:span text:style-name="T3"> </text:span><text:span text:style-name="T1">se eu quiser acrescentar, sei lá, bónus pelo cara entrar</text:span><text:span text:style-name="T3"> </text:span><text:span text:style-name="T1">todo o dia, ou ou bônus, sei lá, para os mais ativos do mês,</text:span><text:span text:style-name="T3"> </text:span><text:span text:style-name="T1">ou para o primeiro do ranking ou para quem está muito baixo,</text:span><text:span text:style-name="T3"> </text:span><text:span text:style-name="T1">para incentivar, eu posso estar colocando isso, dentro dessa lógica,</text:span><text:span text:style-name="T3"> </text:span><text:span text:style-name="T1">que o registro de pontos não vai precisar ser modificado, ta?</text:span><text:span text:style-name="T3"> </text:span><text:span text:style-name="T1">Então digamos assim, o registro de pontos, ele não precisa saber</text:span><text:span text:style-name="T3"> </text:span><text:span text:style-name="T1">como que é calculado esse bônus do usuário, certo?</text:span><text:span text:style-name="T3"> </text:span><text:span text:style-name="T1">Nem a calculadora de bônus tem que saber exatamente quanto que</text:span><text:span text:style-name="T3"> </text:span><text:span text:style-name="T1">é a pontuação de cada coisa, que é a função dessa classe aqui, certo?</text:span><text:span text:style-name="T3"> </text:span><text:span text:style-name="T1">Bom para gente verificar se está tudo funcionando direitinho,</text:span><text:span text:style-name="T3"> </text:span><text:span text:style-name="T1">vamos só criar testezinho de unidade, para a gente não perder o costume certo?</text:span><text:span text:style-name="T3"> </text:span><text:span text:style-name="T1">Então vou chamar aqui,</text:span><text:span text:style-name="T3"> </text:span><text:span text:style-name="T1">Teste RegistroPontos, certo?</text:span><text:span text:style-name="T3"> </text:span><text:span text:style-name="T1">Adiciona aqui.</text:span><text:span text:style-name="T3"> </text:span><text:span text:style-name="T1">Então, é teste,</text:span><text:span text:style-name="T3"> </text:span><text:span text:style-name="T1">vou colocar aqui,</text:span><text:span text:style-name="T3"> </text:span><text:span text:style-name="T1">teste vamos botar aqui,</text:span><text:span text:style-name="T3"> </text:span><text:span text:style-name="T1">pontosCriarTopico certo?</text:span><text:span text:style-name="T3"> </text:span><text:span text:style-name="T1">então eu vou criar aqui usuário,</text:span><text:span text:style-name="T3"> </text:span><text:span text:style-name="T1">new Usuario, certo?</text:span><text:span text:style-name="T3"> </text:span><text:span text:style-name="T1">vou botar nome aqui, nome igual a Guerra,</text:span><text:span text:style-name="T3"> </text:span><text:span text:style-name="T1">certo?</text:span><text:span text:style-name="T3"> </text:span><text:span text:style-name="T1">E aí vou também criar ali o meu,</text:span><text:span text:style-name="T3"> </text:span><text:span text:style-name="T1">note várias coisas que eu preciso fazer aqui, para preparar o meu teste certo?</text:span><text:span text:style-name="T3"> </text:span><text:span text:style-name="T1">Então eu preciso criar o registro de pontos para criar ele, eu</text:span><text:span text:style-name="T3"> </text:span><text:span text:style-name="T1">estou percebendo aqui que eu vou precisar da minha calculadora bônus, certo?</text:span><text:span text:style-name="T3"> </text:span><text:span text:style-name="T1">Então eu vou vir aqui CalculadoraBonus</text:span><text:span text:style-name="T3"> </text:span><text:span text:style-name="T1">new CalculadoraBonus</text:span><text:span text:style-name="T3"> </text:span><text:span text:style-name="T1">a princípio eu não vou adicionar o bônus do dia lá, certo?</text:span><text:span text:style-name="T3"> </text:span><text:span text:style-name="T1">Aí sim eu vou fazer aqui rp.</text:span><text:span text:style-name="T3"> </text:span><text:span text:style-name="T1">criarUmTopico, quem está criando é o Usuario, ta?</text:span><text:span text:style-name="T3"> </text:span><text:span text:style-name="T1">E aí eu tenho que ver se ele somou 5 pontos ali no Usuario.</text:span><text:span text:style-name="T3"> </text:span><text:span text:style-name="T1">Então vou fazer o assertEquals aqui, u.</text:span><text:span text:style-name="T3"> </text:span><text:span text:style-name="T1">pontos, isso aqui tem que ser igual a 5 certo?</text:span><text:span text:style-name="T3"> </text:span><text:span text:style-name="T1">Então salvo aqui, vou rodar o meu teste.</text:span><text:span text:style-name="T3"> </text:span><text:span text:style-name="T1">Opa, falhou!</text:span><text:span text:style-name="T3"> </text:span><text:span text:style-name="T1">Está 0, vamos ver porque é que está 0,</text:span><text:span text:style-name="T3"> </text:span><text:span text:style-name="T1">então está 5 vezes o bônus.</text:span><text:span text:style-name="T3"> </text:span><text:span text:style-name="T1">Olha!</text:span><text:span text:style-name="T3"> </text:span><text:span text:style-name="T1">O bônus do dia está sendo inicializado com 0, vamos começar com ele com 1 ali, certo?</text:span><text:span text:style-name="T3"> </text:span><text:span text:style-name="T1">Vamos ver se agora funciona.</text:span><text:span text:style-name="T3"> </text:span><text:span text:style-name="T1">Aí viu como é importante o teste?</text:span><text:span text:style-name="T3"> </text:span><text:span text:style-name="T1">certo?</text:span><text:span text:style-name="T3"> </text:span><text:span text:style-name="T1">Agora funcionou, vamos testar aqui os ponstos</text:span><text:span text:style-name="T3"> </text:span><text:span text:style-name="T1">para criar o topico VIP, certo?</text:span><text:span text:style-name="T3"> </text:span><text:span text:style-name="T1">Então além de criar o usuário, eu vou colocar</text:span><text:span text:style-name="T3"> </text:span><text:span text:style-name="T1">aqui que o VIP dele é igual a true, certo?</text:span><text:span text:style-name="T3"> </text:span><text:span text:style-name="T1">Então ele tem que ser 5 vezes ali, ele tem que ser 25 pontos.</text:span><text:span text:style-name="T3"> </text:span><text:span text:style-name="T1">Certo?</text:span><text:span text:style-name="T3"> </text:span><text:span text:style-name="T1">Então eu vou rodar aqui o teste, vamos ver se vai passar os dois agora.</text:span><text:span text:style-name="T3"> </text:span><text:span text:style-name="T2"> </text:span><text:span text:style-name="T1">Rodou</text:span><text:span text:style-name="T3"> </text:span><text:span text:style-name="T1">ali os dois testes, com sucesso.</text:span><text:span text:style-name="T3"> </text:span><text:span text:style-name="T1">Certo?</text:span><text:span text:style-name="T3"> </text:span><text:span text:style-name="T1">Vamos fazer o teste agora aqui do bônus do dia,</text:span><text:span text:style-name="T3"> </text:span><text:span text:style-name="T1">vamos supor que esse dia esteja com é.</text:span><text:span text:style-name="T3"> </text:span><text:span text:style-name="T1">vamos botar aqui, bonusDoDia, vamos ver aqui,</text:span><text:span text:style-name="T3"> </text:span><text:span text:style-name="T1">se eu consigo fazer aqui, então se eu botar aqui que cb.</text:span><text:span text:style-name="T3"> </text:span><text:span text:style-name="T1">bonusDoDia se for igual a 3, então tem que</text:span><text:span text:style-name="T3"> </text:span><text:span text:style-name="T1">ser 15 pontos, então eu vou salvar,</text:span><text:span text:style-name="T3"> </text:span><text:span text:style-name="T1">vou rodar aqui os testes.</text:span><text:span text:style-name="T3"> </text:span><text:span text:style-name="T1">Bom, então a gente pode ver aqui que os três testes passaram, ta?</text:span><text:span text:style-name="T3"> </text:span><text:span text:style-name="T1">E aí para terminar ta faltando que mistura aqui o VIP com o bonusDoDia,</text:span><text:span text:style-name="T3"> </text:span><text:span text:style-name="T1">então eu vou colocar aqui o bonusDoDia 2, certo?</text:span><text:span text:style-name="T3"> </text:span><text:span text:style-name="T1">Vou colocar aqui o usuário como VIP certo?</text:span><text:span text:style-name="T3"> </text:span><text:span text:style-name="T1">Aqui, então vou colocar,</text:span><text:span text:style-name="T3"> </text:span><text:span text:style-name="T1">CriarTopicoVIP BonusDoDia, certo?</text:span><text:span text:style-name="T3"> </text:span><text:span text:style-name="T1">então ele tem que ganhar aqui, 50 pontos,</text:span><text:span text:style-name="T3"> </text:span><text:span text:style-name="T1">que seria 5 vezes do VIP mais, vezes 2 do bônus do dia.</text:span><text:span text:style-name="T3"> </text:span><text:span text:style-name="T1">Ta? Então vamos ver aqui se ele está,</text:span><text:span text:style-name="T3"> </text:span><text:span text:style-name="T1">calculando corretamente.</text:span><text:span text:style-name="T3"> </text:span><text:span text:style-name="T1">Opa, deu pau aqui, vamos ver, está sendo 25,</text:span><text:span text:style-name="T3"> </text:span><text:span text:style-name="T1">porque será?</text:span><text:span text:style-name="T3"> </text:span><text:span text:style-name="T1">Vamos ver aqui, aqui!</text:span><text:span text:style-name="T3"> </text:span><text:span text:style-name="T1">Achamos aqui erro ta?</text:span><text:span text:style-name="T3"> </text:span><text:span text:style-name="T1">Então o multiplicador está substituindo por 5, mas tem que ser vezes 5 certo?</text:span><text:span text:style-name="T3"> </text:span><text:span text:style-name="T1">Vamos ver agora salvar e rodar os testes de novo para ver se vai, agora foi.</text:span><text:span text:style-name="T3"> </text:span><text:span text:style-name="T1">Ta? Então a gente vê que os teste</text:span><text:span text:style-name="T3"> </text:span><text:span text:style-name="T1">são importantes.</text:span><text:span text:style-name="T3"> </text:span><text:span text:style-name="T1">A ideia desse exemplo aqui, foi mostrar para vocês,</text:span><text:span text:style-name="T3"> </text:span><text:span text:style-name="T1">como que é importante a gente dividir essas responsabilidades,</text:span><text:span text:style-name="T3"> </text:span><text:span text:style-name="T1">aí eu tenho uma classe que calcula o bônus, eu tenho outra classe que registra</text:span><text:span text:style-name="T3"> </text:span><text:span text:style-name="T1">os pontos, e a gente de quebra viu como que é importante testar, que as</text:span><text:span text:style-name="T3"> </text:span><text:span text:style-name="T1">vezes a princípio até uma lógica simples dessa a gente pode pisar na bola, certo?</text:span><text:span text:style-name="T3"> </text:span><text:span text:style-name="T1">Não vou fazer igual às vezes o professor que fala que errou de propósito,</text:span><text:span text:style-name="T3"> </text:span><text:span text:style-name="T1">acabei errando mesmo,</text:span><text:span text:style-name="T3"> </text:span><text:span text:style-name="T1">mas a gente viu que acontece, e a gente consegue detectar essas questões aí.</text:span><text:span text:style-name="T3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4.4.5.2$Windows_x86 LibreOffice_project/a22f674fd25a3b6f45bdebf25400ed2adff0ff99</meta:generator>
    <dc:date>2017-01-10T08:10:13.595000000</dc:date>
    <meta:document-statistic meta:table-count="0" meta:image-count="0" meta:object-count="0" meta:page-count="2" meta:paragraph-count="1" meta:word-count="1553" meta:character-count="8471" meta:non-whitespace-character-count="6914"/>
    <meta:user-defined meta:name="Info 1"/>
    <meta:user-defined meta:name="Info 2"/>
    <meta:user-defined meta:name="Info 3"/>
    <meta:user-defined meta:name="Info 4"/>
  </office:meta>
</office:document-meta>
</file>